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70a6" officeooo:paragraph-rsid="000970a6"/>
    </style:style>
    <style:style style:name="P2" style:family="paragraph" style:parent-style-name="Standard">
      <style:paragraph-properties fo:text-align="start" style:justify-single-word="false"/>
      <style:text-properties officeooo:rsid="000970a6" officeooo:paragraph-rsid="000970a6"/>
    </style:style>
    <style:style style:name="P3" style:family="paragraph" style:parent-style-name="Standard">
      <style:paragraph-properties fo:text-align="start" style:justify-single-word="false"/>
      <style:text-properties officeooo:rsid="000970a6" officeooo:paragraph-rsid="0026afb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970a6" officeooo:paragraph-rsid="000970a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970a6" officeooo:paragraph-rsid="000970a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f58e5" officeooo:paragraph-rsid="000f58e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b2a5" officeooo:paragraph-rsid="0011692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a4991" officeooo:paragraph-rsid="000a4991"/>
    </style:style>
    <style:style style:name="P9" style:family="paragraph" style:parent-style-name="Standard">
      <style:paragraph-properties fo:text-align="start" style:justify-single-word="false"/>
      <style:text-properties officeooo:rsid="000e3746" officeooo:paragraph-rsid="00425372"/>
    </style:style>
    <style:style style:name="P10" style:family="paragraph" style:parent-style-name="Standard">
      <style:paragraph-properties fo:text-align="start" style:justify-single-word="false"/>
      <style:text-properties officeooo:rsid="0010332f" officeooo:paragraph-rsid="0010332f"/>
    </style:style>
    <style:style style:name="P11" style:family="paragraph" style:parent-style-name="Standard">
      <style:paragraph-properties fo:text-align="start" style:justify-single-word="false"/>
      <style:text-properties officeooo:rsid="0010332f" officeooo:paragraph-rsid="00226549"/>
    </style:style>
    <style:style style:name="P12" style:family="paragraph" style:parent-style-name="Standard">
      <style:paragraph-properties fo:text-align="start" style:justify-single-word="false"/>
      <style:text-properties officeooo:rsid="0010332f" officeooo:paragraph-rsid="0023b408"/>
    </style:style>
    <style:style style:name="P13" style:family="paragraph" style:parent-style-name="Standard">
      <style:paragraph-properties fo:text-align="start" style:justify-single-word="false"/>
      <style:text-properties officeooo:rsid="0010332f" officeooo:paragraph-rsid="002592d0"/>
    </style:style>
    <style:style style:name="P14" style:family="paragraph" style:parent-style-name="Standard">
      <style:paragraph-properties fo:text-align="start" style:justify-single-word="false"/>
      <style:text-properties officeooo:rsid="0010332f" officeooo:paragraph-rsid="002d04f3"/>
    </style:style>
    <style:style style:name="P15" style:family="paragraph" style:parent-style-name="Standard">
      <style:paragraph-properties fo:text-align="start" style:justify-single-word="false"/>
      <style:text-properties officeooo:rsid="0010332f" officeooo:paragraph-rsid="0037759b"/>
    </style:style>
    <style:style style:name="P16" style:family="paragraph" style:parent-style-name="Standard">
      <style:paragraph-properties fo:text-align="start" style:justify-single-word="false"/>
      <style:text-properties officeooo:rsid="0010332f" officeooo:paragraph-rsid="0044b043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0b2a5" officeooo:paragraph-rsid="0010b2a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12204" officeooo:paragraph-rsid="0031b02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1b024" officeooo:paragraph-rsid="003333e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2592d0" officeooo:paragraph-rsid="002592d0"/>
    </style:style>
    <style:style style:name="P21" style:family="paragraph" style:parent-style-name="Standard">
      <style:paragraph-properties fo:text-align="start" style:justify-single-word="false"/>
      <style:text-properties officeooo:rsid="002592d0" officeooo:paragraph-rsid="0026afb3"/>
    </style:style>
    <style:style style:name="P22" style:family="paragraph" style:parent-style-name="Standard">
      <style:paragraph-properties fo:text-align="start" style:justify-single-word="false"/>
      <style:text-properties officeooo:rsid="0026afb3" officeooo:paragraph-rsid="0026afb3"/>
    </style:style>
    <style:style style:name="P23" style:family="paragraph" style:parent-style-name="Standard">
      <style:paragraph-properties fo:text-align="start" style:justify-single-word="false"/>
      <style:text-properties officeooo:rsid="0026afb3" officeooo:paragraph-rsid="002af03d"/>
    </style:style>
    <style:style style:name="P24" style:family="paragraph" style:parent-style-name="Standard">
      <style:paragraph-properties fo:text-align="start" style:justify-single-word="false"/>
      <style:text-properties officeooo:rsid="0026afb3" officeooo:paragraph-rsid="002becee"/>
    </style:style>
    <style:style style:name="P25" style:family="paragraph" style:parent-style-name="Standard">
      <style:paragraph-properties fo:text-align="start" style:justify-single-word="false"/>
      <style:text-properties officeooo:rsid="0026afb3" officeooo:paragraph-rsid="003bc282"/>
    </style:style>
    <style:style style:name="P26" style:family="paragraph" style:parent-style-name="Standard">
      <style:paragraph-properties fo:text-align="start" style:justify-single-word="false"/>
      <style:text-properties officeooo:rsid="002e5ec1" officeooo:paragraph-rsid="002e5ec1"/>
    </style:style>
    <style:style style:name="P27" style:family="paragraph" style:parent-style-name="Standard">
      <style:paragraph-properties fo:text-align="start" style:justify-single-word="false"/>
      <style:text-properties officeooo:rsid="003bc282" officeooo:paragraph-rsid="003bc282"/>
    </style:style>
    <style:style style:name="P28" style:family="paragraph" style:parent-style-name="Standard">
      <style:paragraph-properties fo:text-align="start" style:justify-single-word="false"/>
      <style:text-properties officeooo:rsid="003d067e" officeooo:paragraph-rsid="003d067e"/>
    </style:style>
    <style:style style:name="P29" style:family="paragraph" style:parent-style-name="Standard">
      <style:paragraph-properties fo:text-align="start" style:justify-single-word="false"/>
      <style:text-properties officeooo:rsid="003d8bd5" officeooo:paragraph-rsid="003d8bd5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0fc128" officeooo:paragraph-rsid="000f58e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12204" officeooo:paragraph-rsid="0031b02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0b2a5" officeooo:paragraph-rsid="0010b2a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443f2" officeooo:paragraph-rsid="0011692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rsid="002af03d" officeooo:paragraph-rsid="002fd172"/>
    </style:style>
    <style:style style:name="P35" style:family="paragraph" style:parent-style-name="Standard">
      <style:paragraph-properties fo:text-align="start" style:justify-single-word="false"/>
      <style:text-properties fo:font-weight="bold" officeooo:rsid="003d8bd5" officeooo:paragraph-rsid="003d8bd5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4a2ab0" officeooo:paragraph-rsid="004a2ab0" style:font-weight-asian="bold" style:font-weight-complex="bold"/>
    </style:style>
    <style:style style:name="T1" style:family="text">
      <style:text-properties officeooo:rsid="000bcd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43f2" style:font-weight-asian="normal" style:font-weight-complex="normal"/>
    </style:style>
    <style:style style:name="T4" style:family="text">
      <style:text-properties fo:font-weight="normal" officeooo:rsid="00221679" style:font-weight-asian="normal" style:font-weight-complex="normal"/>
    </style:style>
    <style:style style:name="T5" style:family="text">
      <style:text-properties fo:font-weight="normal" officeooo:rsid="0037759b" style:font-weight-asian="normal" style:font-weight-complex="normal"/>
    </style:style>
    <style:style style:name="T6" style:family="text">
      <style:text-properties fo:font-weight="normal" officeooo:rsid="003e8659" style:font-weight-asian="normal" style:font-weight-complex="normal"/>
    </style:style>
    <style:style style:name="T7" style:family="text">
      <style:text-properties fo:font-weight="normal" officeooo:rsid="00443aaf" style:font-weight-asian="normal" style:font-weight-complex="normal"/>
    </style:style>
    <style:style style:name="T8" style:family="text">
      <style:text-properties fo:font-weight="normal" officeooo:rsid="00473a56" style:font-weight-asian="normal" style:font-weight-complex="normal"/>
    </style:style>
    <style:style style:name="T9" style:family="text">
      <style:text-properties officeooo:rsid="0010332f"/>
    </style:style>
    <style:style style:name="T10" style:family="text">
      <style:text-properties officeooo:rsid="00122ca1"/>
    </style:style>
    <style:style style:name="T11" style:family="text">
      <style:text-properties officeooo:rsid="001443f2"/>
    </style:style>
    <style:style style:name="T12" style:family="text">
      <style:text-properties fo:font-variant="normal" fo:text-transform="none" fo:color="#333333" style:font-name="OpenSans" fo:font-size="10.5pt" fo:letter-spacing="normal" fo:font-style="normal" fo:font-weight="normal" officeooo:rsid="001443f2" style:font-weight-asian="normal" style:font-weight-complex="normal"/>
    </style:style>
    <style:style style:name="T13" style:family="text">
      <style:text-properties officeooo:rsid="00221679"/>
    </style:style>
    <style:style style:name="T14" style:family="text">
      <style:text-properties officeooo:rsid="00226549"/>
    </style:style>
    <style:style style:name="T15" style:family="text">
      <style:text-properties officeooo:rsid="0023b408"/>
    </style:style>
    <style:style style:name="T16" style:family="text">
      <style:text-properties officeooo:rsid="002592d0"/>
    </style:style>
    <style:style style:name="T17" style:family="text">
      <style:text-properties officeooo:rsid="0026afb3"/>
    </style:style>
    <style:style style:name="T18" style:family="text">
      <style:text-properties officeooo:rsid="00276440"/>
    </style:style>
    <style:style style:name="T19" style:family="text">
      <style:text-properties officeooo:rsid="002af03d"/>
    </style:style>
    <style:style style:name="T20" style:family="text">
      <style:text-properties officeooo:rsid="002becee"/>
    </style:style>
    <style:style style:name="T21" style:family="text">
      <style:text-properties officeooo:rsid="0031b024"/>
    </style:style>
    <style:style style:name="T22" style:family="text">
      <style:text-properties officeooo:rsid="003333e7"/>
    </style:style>
    <style:style style:name="T23" style:family="text">
      <style:text-properties officeooo:rsid="0036cf69"/>
    </style:style>
    <style:style style:name="T24" style:family="text">
      <style:text-properties officeooo:rsid="003a0cd6"/>
    </style:style>
    <style:style style:name="T25" style:family="text">
      <style:text-properties officeooo:rsid="003bc282"/>
    </style:style>
    <style:style style:name="T26" style:family="text">
      <style:text-properties officeooo:rsid="003d067e"/>
    </style:style>
    <style:style style:name="T27" style:family="text">
      <style:text-properties officeooo:rsid="003d8bd5"/>
    </style:style>
    <style:style style:name="T28" style:family="text">
      <style:text-properties officeooo:rsid="0042fa55"/>
    </style:style>
    <style:style style:name="T29" style:family="text">
      <style:text-properties officeooo:rsid="0044b0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cial Network Analysis</text:p>
      <text:p text:style-name="P1">William Cullian</text:p>
      <text:p text:style-name="P2"/>
      <text:p text:style-name="P5">Overview</text:p>
      <text:p text:style-name="P8">This project will analyze Facebook social network data using a graph data structure. <text:s/>In the first part of the project I will analyze <text:span text:style-name="T1">a user’s friend data to determine the strength the user’s friend group(egonet) by what percentage of them are connected to each other. <text:s/>I will also examine the larger egonets created by going one more hop out from the user, up to 3 hops out <text:s/>In the second part of the project I will attempt to find sub communities of friends in the data and attempt to identify the most influential users in the sub communities.</text:span></text:p>
      <text:p text:style-name="P2"/>
      <text:p text:style-name="P5">Data</text:p>
      <text:p text:style-name="P9">UCSD <text:span text:style-name="T24">provided f</text:span>acebook <text:span text:style-name="T24">d</text:span>ata<text:span text:style-name="T24">(File: facebook_UCSD.txt). <text:s/>This is an undirected graph containing 14947 facebook users and 886,442 friendships.</text:span></text:p>
      <text:p text:style-name="P2"/>
      <text:p text:style-name="P2"/>
      <text:p text:style-name="P5"><text:span text:style-name="T13">Easy </text:span>Question:</text:p>
      <text:p text:style-name="P6"><text:span text:style-name="T2">Find the egonet of a user and rate its strength by number of connections divided by maximum possible connections. <text:s/></text:span><text:span text:style-name="T4">Create larger egonets by going up to 3 hops out and compare the inter connectivity ratio as to egonet grows.</text:span></text:p>
      <text:p text:style-name="P30"/>
      <text:p text:style-name="P2"/>
      <text:p text:style-name="P5">Algorithms and Data Structures:</text:p>
      <text:p text:style-name="P10">The network has been laid out as a classic graph using an adjacency list. Each individual in the graph is a vertex and an edge between vertices represents a friendship. <text:s/><text:span text:style-name="T28">Each vertex(user) has a list of edges to people he/she are friends with. <text:s/>I will create an Egonet class to hold the egonets generated. <text:s/>It will have a fields for the the center user number of the egonet as well as the depth and strength rating.</text:span></text:p>
      <text:p text:style-name="P10"/>
      <text:p text:style-name="P14">For the easy question I will use a breadth first search to create an egonet for the user. <text:s/><text:span text:style-name="T28">I will modify BFS to use a queue of queues to separate the layers as we go out 1 hop then 2 hops, … etc. <text:s/></text:span>Then I will calculate the number of edges in the egonet and divide by the maximum number of possible edges<text:span text:style-name="T10">(V * (V – 1))/2</text:span> for a completely connected egonet. <text:span text:style-name="T13">I will do this for 1, 2, and 3 hops out and then I will print a chart showing the sizes and inter connectivity ratio for each.</text:span></text:p>
      <text:p text:style-name="P14"/>
      <text:p text:style-name="P14">Algorithm: </text:p>
      <text:p text:style-name="P16">Input: <text:tab/>Specific User (u)<text:span text:style-name="T29">, depth to go to, I will use 3</text:span></text:p>
      <text:p text:style-name="P13">Output: <text:span text:style-name="T15">A printout showing the size and inter connectivity of the DEPTH egonets of the user u and also returns a l</text:span>ist of <text:span text:style-name="T16">DEPTH egonets,</text:span> <text:span text:style-name="T14">one for each hop out.</text:span></text:p>
      <text:p text:style-name="P11"/>
      <text:p text:style-name="P20">Main method:</text:p>
      <text:p text:style-name="P20">evaluateEgonets(u, DEPTH)</text:p>
      <text:p text:style-name="P13"><text:tab/>Create a return <text:span text:style-name="T15">l</text:span>ist of <text:span text:style-name="T15">egonets</text:span> of u (just <text:span text:style-name="T15">call egonet method and ask for DEPTH hops deep.</text:span>) </text:p>
      <text:p text:style-name="P15"><text:tab/><text:span text:style-name="T23">print the user u the egonet is for</text:span></text:p>
      <text:p text:style-name="P15"><text:tab/>For each <text:span text:style-name="T15">egonet</text:span> x in the List: </text:p>
      <text:p text:style-name="P12"><text:tab/><text:tab/><text:span text:style-name="T15">print the egonet number(number of hops), the number of vertices, the number of <text:tab/><text:tab/><text:tab/><text:tab/>edges, and the inter connectivity rating.</text:span></text:p>
      <text:p text:style-name="P12"><text:soft-page-break/><text:tab/>return the return list </text:p>
      <text:p text:style-name="P10"/>
      <text:p text:style-name="P10"/>
      <text:p text:style-name="P20">Egonet method: <text:span text:style-name="T17">(variation of BFS with queue of queues to keep track of depth and no parent map)</text:span></text:p>
      <text:p text:style-name="P22">getEgonets(<text:span text:style-name="T9">u, DEPTH)</text:span></text:p>
      <text:p text:style-name="P27"><text:tab/>check if u exists in graph</text:p>
      <text:p text:style-name="P22"><text:tab/><text:span text:style-name="T18">Initialize: queueOfQueues, queue, visited hashset, list of egonets to return, depth counter to 0</text:span></text:p>
      <text:p text:style-name="P24"><text:tab/><text:span text:style-name="T19">Create queue and enque u into it end enque it into queueOfQueues</text:span></text:p>
      <text:p text:style-name="P24"><text:tab/><text:span text:style-name="T20">add u to visited</text:span></text:p>
      <text:p text:style-name="P24"><text:tab/><text:span text:style-name="T20">create empty egonet E with u as center</text:span></text:p>
      <text:p text:style-name="P24"><text:tab/><text:span text:style-name="T18">while(there is still a queue in the queueOfQueues and depth counter &lt; DEPTH)</text:span></text:p>
      <text:p text:style-name="P22"><text:tab/><text:tab/><text:span text:style-name="T18">add one to depth counter</text:span></text:p>
      <text:p text:style-name="P24"><text:tab/><text:tab/><text:span text:style-name="T18">deque queue currQueue from queueOfQueues</text:span></text:p>
      <text:p text:style-name="P25"><text:tab/><text:tab/><text:span text:style-name="T25">create nextQueue to hold next hop out nodes</text:span></text:p>
      <text:p text:style-name="P24"><text:tab/><text:tab/><text:span text:style-name="T18">while( currQueue is not empty)</text:span></text:p>
      <text:p text:style-name="P22"><text:tab/><text:tab/><text:tab/><text:span text:style-name="T19">Initialize new queue nextQueue</text:span></text:p>
      <text:p text:style-name="P24"><text:tab/><text:tab/><text:tab/><text:span text:style-name="T20">deque curr from currQueue</text:span></text:p>
      <text:p text:style-name="P24"><text:tab/><text:tab/><text:tab/><text:span text:style-name="T20">for each of curr’s neighbors n not in visited set</text:span></text:p>
      <text:p text:style-name="P24"><text:tab/><text:tab/><text:tab/><text:tab/><text:span text:style-name="T20">add n to visited</text:span></text:p>
      <text:p text:style-name="P24"><text:tab/><text:tab/><text:tab/><text:tab/><text:span text:style-name="T20">enque n into nextQueue</text:span></text:p>
      <text:p text:style-name="P23"><text:tab/><text:tab/><text:tab/><text:tab/><text:span text:style-name="T20">add n to egonet</text:span></text:p>
      <text:p text:style-name="P34"><text:tab/><text:tab/><text:tab/><text:tab/> <text:s/></text:p>
      <text:p text:style-name="P23"><text:tab/><text:tab/><text:tab/><text:span text:style-name="T27">enque nextQueue to queueOfQueues</text:span></text:p>
      <text:p text:style-name="P23"><text:tab/><text:tab/><text:tab/><text:span text:style-name="T26">fill in egonet’s edges</text:span></text:p>
      <text:p text:style-name="P28"><text:tab/><text:tab/><text:tab/>set egonet depth</text:p>
      <text:p text:style-name="P23"><text:tab/><text:tab/><text:tab/><text:span text:style-name="T20">add copy of egonet to list of egonets</text:span></text:p>
      <text:p text:style-name="P21"><text:tab/><text:span text:style-name="T18">return list of egonets</text:span></text:p>
      <text:p text:style-name="P3"/>
      <text:p text:style-name="P26">Answer:</text:p>
      <text:p text:style-name="P29">Making new maps...DONE. </text:p>
      <text:p text:style-name="P29">Loading the maps...DONE.</text:p>
      <text:p text:style-name="P29">TEST MAP 1 SOLO ---------------------</text:p>
      <text:p text:style-name="P29">PRINT EGONETS OF 1 TO DEPTH 3 ---------------</text:p>
      <text:p text:style-name="P29">Egonet for user: 1</text:p>
      <text:p text:style-name="P29">Egonet depth: 1</text:p>
      <text:p text:style-name="P29">Number of people in graph: 1</text:p>
      <text:p text:style-name="P29">Number of friendships in graph: 0</text:p>
      <text:p text:style-name="P29">Maximum possible number of friendships in graph: 0.0</text:p>
      <text:p text:style-name="P29">Connectivity strength of graph: 0.0</text:p>
      <text:p text:style-name="P29">Egonet for user: 1</text:p>
      <text:p text:style-name="P29">Egonet depth: 2</text:p>
      <text:p text:style-name="P29">Number of people in graph: 1</text:p>
      <text:p text:style-name="P29">Number of friendships in graph: 0</text:p>
      <text:p text:style-name="P29">Maximum possible number of friendships in graph: 0.0</text:p>
      <text:p text:style-name="P29">Connectivity strength of graph: 0.0</text:p>
      <text:p text:style-name="P29">Egonet for user: 1</text:p>
      <text:p text:style-name="P29"><text:soft-page-break/>Egonet depth: 3</text:p>
      <text:p text:style-name="P29">Number of people in graph: 1</text:p>
      <text:p text:style-name="P29">Number of friendships in graph: 0</text:p>
      <text:p text:style-name="P29">Maximum possible number of friendships in graph: 0.0</text:p>
      <text:p text:style-name="P29">Connectivity strength of graph: 0.0</text:p>
      <text:p text:style-name="P29">TEST MAP 2 SPARSE ---------------------</text:p>
      <text:p text:style-name="P29">PRINT EGONETS OF 1 TO DEPTH 3 ---------------</text:p>
      <text:p text:style-name="P29">Egonet for user: 1</text:p>
      <text:p text:style-name="P29">Egonet depth: 1</text:p>
      <text:p text:style-name="P29">Number of people in graph: 3</text:p>
      <text:p text:style-name="P29">Number of friendships in graph: 3</text:p>
      <text:p text:style-name="P29">Maximum possible number of friendships in graph: 3.0</text:p>
      <text:p text:style-name="P29">Connectivity strength of graph: 1.0</text:p>
      <text:p text:style-name="P29">Egonet for user: 1</text:p>
      <text:p text:style-name="P29">Egonet depth: 2</text:p>
      <text:p text:style-name="P29">Number of people in graph: 4</text:p>
      <text:p text:style-name="P29">Number of friendships in graph: 4</text:p>
      <text:p text:style-name="P29">Maximum possible number of friendships in graph: 6.0</text:p>
      <text:p text:style-name="P29">Connectivity strength of graph: 0.6666666666666666</text:p>
      <text:p text:style-name="P29">Egonet for user: 1</text:p>
      <text:p text:style-name="P29">Egonet depth: 3</text:p>
      <text:p text:style-name="P29">Number of people in graph: 6</text:p>
      <text:p text:style-name="P29">Number of friendships in graph: 6</text:p>
      <text:p text:style-name="P29">Maximum possible number of friendships in graph: 15.0</text:p>
      <text:p text:style-name="P29">Connectivity strength of graph: 0.4</text:p>
      <text:p text:style-name="P29">PRINT EGONETS OF 7 TO DEPTH 3 ---------------</text:p>
      <text:p text:style-name="P29">Egonet for user: 7</text:p>
      <text:p text:style-name="P29">Egonet depth: 1</text:p>
      <text:p text:style-name="P29">Number of people in graph: 4</text:p>
      <text:p text:style-name="P29">Number of friendships in graph: 3</text:p>
      <text:p text:style-name="P29">Maximum possible number of friendships in graph: 6.0</text:p>
      <text:p text:style-name="P29">Connectivity strength of graph: 0.5</text:p>
      <text:p text:style-name="P29">Egonet for user: 7</text:p>
      <text:p text:style-name="P29">Egonet depth: 2</text:p>
      <text:p text:style-name="P29">Number of people in graph: 10</text:p>
      <text:p text:style-name="P29">Number of friendships in graph: 11</text:p>
      <text:p text:style-name="P29">Maximum possible number of friendships in graph: 45.0</text:p>
      <text:p text:style-name="P29">Connectivity strength of graph: 0.24444444444444444</text:p>
      <text:p text:style-name="P29">Egonet for user: 7</text:p>
      <text:p text:style-name="P29">Egonet depth: 3</text:p>
      <text:p text:style-name="P29">Number of people in graph: 14</text:p>
      <text:p text:style-name="P29">Number of friendships in graph: 17</text:p>
      <text:p text:style-name="P29">Maximum possible number of friendships in graph: 91.0</text:p>
      <text:p text:style-name="P29">Connectivity strength of graph: 0.18681318681318682</text:p>
      <text:p text:style-name="P29">TEST MAP 1 MEDIUM ---------------------</text:p>
      <text:p text:style-name="P29">PRINT EGONETS OF 1 TO DEPTH 3 ---------------</text:p>
      <text:p text:style-name="P29"><text:soft-page-break/>Egonet for user: 1</text:p>
      <text:p text:style-name="P29">Egonet depth: 1</text:p>
      <text:p text:style-name="P29">Number of people in graph: 6</text:p>
      <text:p text:style-name="P29">Number of friendships in graph: 7</text:p>
      <text:p text:style-name="P29">Maximum possible number of friendships in graph: 15.0</text:p>
      <text:p text:style-name="P29">Connectivity strength of graph: 0.4666666666666667</text:p>
      <text:p text:style-name="P29">Egonet for user: 1</text:p>
      <text:p text:style-name="P29">Egonet depth: 2</text:p>
      <text:p text:style-name="P29">Number of people in graph: 13</text:p>
      <text:p text:style-name="P29">Number of friendships in graph: 20</text:p>
      <text:p text:style-name="P29">Maximum possible number of friendships in graph: 78.0</text:p>
      <text:p text:style-name="P29">Connectivity strength of graph: 0.2564102564102564</text:p>
      <text:p text:style-name="P29">Egonet for user: 1</text:p>
      <text:p text:style-name="P29">Egonet depth: 3</text:p>
      <text:p text:style-name="P29">Number of people in graph: 13</text:p>
      <text:p text:style-name="P29">Number of friendships in graph: 20</text:p>
      <text:p text:style-name="P29">Maximum possible number of friendships in graph: 78.0</text:p>
      <text:p text:style-name="P29">Connectivity strength of graph: 0.2564102564102564</text:p>
      <text:p text:style-name="P29">PRINT EGONETS OF 7 TO DEPTH 3 ---------------</text:p>
      <text:p text:style-name="P29">Egonet for user: 7</text:p>
      <text:p text:style-name="P29">Egonet depth: 1</text:p>
      <text:p text:style-name="P29">Number of people in graph: 5</text:p>
      <text:p text:style-name="P29">Number of friendships in graph: 5</text:p>
      <text:p text:style-name="P29">Maximum possible number of friendships in graph: 10.0</text:p>
      <text:p text:style-name="P29">Connectivity strength of graph: 0.5</text:p>
      <text:p text:style-name="P29">Egonet for user: 7</text:p>
      <text:p text:style-name="P29">Egonet depth: 2</text:p>
      <text:p text:style-name="P29">Number of people in graph: 11</text:p>
      <text:p text:style-name="P29">Number of friendships in graph: 16</text:p>
      <text:p text:style-name="P29">Maximum possible number of friendships in graph: 55.0</text:p>
      <text:p text:style-name="P29">Connectivity strength of graph: 0.2909090909090909</text:p>
      <text:p text:style-name="P29">Egonet for user: 7</text:p>
      <text:p text:style-name="P29">Egonet depth: 3</text:p>
      <text:p text:style-name="P29">Number of people in graph: 12</text:p>
      <text:p text:style-name="P29">Number of friendships in graph: 18</text:p>
      <text:p text:style-name="P29">Maximum possible number of friendships in graph: 66.0</text:p>
      <text:p text:style-name="P29">Connectivity strength of graph: 0.2727272727272727</text:p>
      <text:p text:style-name="P29">TEST MAP 1 FULL ---------------------</text:p>
      <text:p text:style-name="P29">PRINT EGONETS OF 1 TO DEPTH 3 ---------------</text:p>
      <text:p text:style-name="P29">Egonet for user: 1</text:p>
      <text:p text:style-name="P29">Egonet depth: 1</text:p>
      <text:p text:style-name="P29">Number of people in graph: 5</text:p>
      <text:p text:style-name="P29">Number of friendships in graph: 10</text:p>
      <text:p text:style-name="P29">Maximum possible number of friendships in graph: 10.0</text:p>
      <text:p text:style-name="P29">Connectivity strength of graph: 1.0</text:p>
      <text:p text:style-name="P29">Egonet for user: 1</text:p>
      <text:p text:style-name="P29"><text:soft-page-break/>Egonet depth: 2</text:p>
      <text:p text:style-name="P29">Number of people in graph: 5</text:p>
      <text:p text:style-name="P29">Number of friendships in graph: 10</text:p>
      <text:p text:style-name="P29">Maximum possible number of friendships in graph: 10.0</text:p>
      <text:p text:style-name="P29">Connectivity strength of graph: 1.0</text:p>
      <text:p text:style-name="P29">Egonet for user: 1</text:p>
      <text:p text:style-name="P29">Egonet depth: 3</text:p>
      <text:p text:style-name="P29">Number of people in graph: 5</text:p>
      <text:p text:style-name="P29">Number of friendships in graph: 10</text:p>
      <text:p text:style-name="P29">Maximum possible number of friendships in graph: 10.0</text:p>
      <text:p text:style-name="P29">Connectivity strength of graph: 1.0</text:p>
      <text:p text:style-name="P29">PRINT EGONETS OF 7 TO DEPTH 3 ---------------</text:p>
      <text:p text:style-name="P29">TEST MAP 1 FACEBOOK UCSD ---------------------</text:p>
      <text:p text:style-name="P29">PRINT EGONETS OF 1 TO DEPTH 3 ---------------</text:p>
      <text:p text:style-name="P29">Egonet for user: 1</text:p>
      <text:p text:style-name="P29">Egonet depth: 1</text:p>
      <text:p text:style-name="P29">Number of people in graph: 45</text:p>
      <text:p text:style-name="P29">Number of friendships in graph: 156</text:p>
      <text:p text:style-name="P29">Maximum possible number of friendships in graph: 990.0</text:p>
      <text:p text:style-name="P29">Connectivity strength of graph: 0.15757575757575756</text:p>
      <text:p text:style-name="P29">Egonet for user: 1</text:p>
      <text:p text:style-name="P29">Egonet depth: 2</text:p>
      <text:p text:style-name="P29">Number of people in graph: 2652</text:p>
      <text:p text:style-name="P29">Number of friendships in graph: 62912</text:p>
      <text:p text:style-name="P29">Maximum possible number of friendships in graph: 3515226.0</text:p>
      <text:p text:style-name="P29">Connectivity strength of graph: 0.01789700007908453</text:p>
      <text:p text:style-name="P29">Egonet for user: 1</text:p>
      <text:p text:style-name="P29">Egonet depth: 3</text:p>
      <text:p text:style-name="P29">Number of people in graph: 4037</text:p>
      <text:p text:style-name="P29">Number of friendships in graph: 113535</text:p>
      <text:p text:style-name="P29">Maximum possible number of friendships in graph: 8146666.0</text:p>
      <text:p text:style-name="P29">Connectivity strength of graph: 0.013936375935873645</text:p>
      <text:p text:style-name="P29">PRINT EGONETS OF 7 TO DEPTH 3 ---------------</text:p>
      <text:p text:style-name="P29">Egonet for user: 7</text:p>
      <text:p text:style-name="P29">Egonet depth: 1</text:p>
      <text:p text:style-name="P29">Number of people in graph: 35</text:p>
      <text:p text:style-name="P29">Number of friendships in graph: 140</text:p>
      <text:p text:style-name="P29">Maximum possible number of friendships in graph: 595.0</text:p>
      <text:p text:style-name="P29">Connectivity strength of graph: 0.23529411764705882</text:p>
      <text:p text:style-name="P29">Egonet for user: 7</text:p>
      <text:p text:style-name="P29">Egonet depth: 2</text:p>
      <text:p text:style-name="P29">Number of people in graph: 2550</text:p>
      <text:p text:style-name="P29">Number of friendships in graph: 61350</text:p>
      <text:p text:style-name="P29">Maximum possible number of friendships in graph: 3249975.0</text:p>
      <text:p text:style-name="P29">Connectivity strength of graph: 0.018877068285140654</text:p>
      <text:p text:style-name="P29">Egonet for user: 7</text:p>
      <text:p text:style-name="P29"><text:soft-page-break/>Egonet depth: 3</text:p>
      <text:p text:style-name="P29">Number of people in graph: 2788</text:p>
      <text:p text:style-name="P29">Number of friendships in graph: 69833</text:p>
      <text:p text:style-name="P29">Maximum possible number of friendships in graph: 3885078.0</text:p>
      <text:p text:style-name="P29">Connectivity strength of graph: 0.017974671293600798</text:p>
      <text:p text:style-name="P26"/>
      <text:p text:style-name="P26"/>
      <text:p text:style-name="P5">Algorithm Analysis, Limitations, Risk:</text:p>
      <text:p text:style-name="P18">Let V be the number of friends of a given user (this could be as large as number of vertices <text:span text:style-name="T21">- 1</text:span> in the graph, <text:span text:style-name="T22">then there would be only one egonet</text:span>). </text:p>
      <text:p text:style-name="P19">The main method just loops thru DEPTH egonets and prints stats on them, that is O(1).</text:p>
      <text:p text:style-name="P19"><text:span text:style-name="T22">The egonet method </text:span>loop<text:span text:style-name="T22">s</text:span> thru each queue in a queue of queues, all t<text:span text:style-name="T22">h</text:span>e queues together will never have more that V elements, <text:span text:style-name="T22">but I will also be looping thru E edges which makes it O(|V| + |E|).</text:span></text:p>
      <text:p text:style-name="P18">Adding a egonet to the return list is also O(1) because I use a LinkedList for my return list. </text:p>
      <text:p text:style-name="P17"/>
      <text:p text:style-name="P17"/>
      <text:p text:style-name="P7"><text:span text:style-name="Strong_20_Emphasis"><text:span text:style-name="T11">Correctness verification (i.e. testing):</text:span></text:span></text:p>
      <text:p text:style-name="P7"><text:span text:style-name="T3">I created </text:span><text:span text:style-name="T5">four</text:span><text:span text:style-name="T3"> small data sets. The first was a small network I’d used to develop the algorithm. The second was still small but very sparse, to see if all edges got caught. </text:span><text:span text:style-name="T5">The third was small but completely connected to test for only one egonet. <text:s/></text:span><text:span text:style-name="T3">The </text:span><text:span text:style-name="T5">fourth</text:span><text:span text:style-name="T3"> was just a single vertex to test a corner case. <text:s/></text:span><text:span text:style-name="T7">I calculated the stats on paper and my first test didn’t come out right, forcing me to make some corrections in the counting mechanism for adding edges. <text:s/>The single case also forced me to make a a correction. <text:s/>After that the stats added up and all cases worked. <text:s/>I tried it on the large data set and it didn’t crash. <text:s/>Viola!</text:span></text:p>
      <text:p text:style-name="P33"/>
      <text:p text:style-name="P7"><text:span text:style-name="Strong_20_Emphasis"><text:span text:style-name="T11">Reflection</text:span></text:span><text:span text:style-name="T12">:</text:span><text:span text:style-name="T3"> </text:span></text:p>
      <text:p text:style-name="P35"><text:span text:style-name="T3">A</text:span><text:span text:style-name="T2">fter starting I soon realized that I forgot a few things in my algorithm. <text:s/>I reexamined some test cases on paper and rewrote my algorithm to solve problems with the queue of queues. <text:s/>I also realized that I could have made it easier and more efficient by eliminating the edge class and just using a hashset for the edges. <text:s/></text:span><text:span text:style-name="T6">I decided to leave it the way it was in case I need the edge class on the harder question. <text:s/></text:span><text:span text:style-name="T8">I did optimize by making the linked list in UserNode into a hashset. <text:s/>I also added compareTo methods to make comparisons easier.</text:span></text:p>
      <text:p text:style-name="P36"><text:span text:style-name="T8">I </text:span><text:span text:style-name="T2">also forgot that I could extend the SocialNetworkGraph class for the Egonet class. <text:s/>I created seperate classes. <text:s/>I changed that and now Egonet extends SocialNetworkGrap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02:56.629000000</meta:creation-date>
    <dc:date>2017-11-28T08:39:02.605000000</dc:date>
    <meta:editing-duration>P3DT8H31M34S</meta:editing-duration>
    <meta:editing-cycles>19</meta:editing-cycles>
    <meta:generator>LibreOffice/5.3.1.2$Windows_X86_64 LibreOffice_project/e80a0e0fd1875e1696614d24c32df0f95f03deb2</meta:generator>
    <meta:print-date>2017-11-21T19:11:32</meta:print-date>
    <meta:document-statistic meta:table-count="0" meta:image-count="0" meta:object-count="0" meta:page-count="6" meta:paragraph-count="216" meta:word-count="1830" meta:character-count="10646" meta:non-whitespace-character-count="8934"/>
  </office:meta>
</office:document-meta>
</file>